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640FD83D3EC323CC.png" manifest:media-type="image/png"/>
  <manifest:file-entry manifest:full-path="Pictures/1000020100000500000002D04339F9798330203D.png" manifest:media-type="image/png"/>
  <manifest:file-entry manifest:full-path="Pictures/1000020100000500000002D08BDAFB1A755DF7DB.png" manifest:media-type="image/png"/>
  <manifest:file-entry manifest:full-path="Pictures/1000020100000500000002D0F6C98956831C40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2.137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3.561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5.697cm"/>
    </style:style>
    <style:style style:name="gr8" style:family="graphic" style:parent-style-name="standard">
      <style:graphic-properties svg:stroke-width="0.051cm" svg:stroke-color="#ff3300" draw:marker-start-width="0.276cm" draw:marker-end-width="0.276cm" draw:fill-color="#ffff66" draw:textarea-horizontal-align="justify" draw:textarea-vertical-align="botto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cc0066" draw:marker-start-width="0.276cm" draw:marker-end-width="0.276cm" draw:fill-color="#ff99ff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52cm" svg:stroke-color="#cc0066" draw:marker-start="Arrow" draw:marker-end="" draw:fill="non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cc0066" draw:marker-start-width="0.276cm" draw:marker-end-width="0.276cm" draw:fill-color="#66ff00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3333ff" draw:marker-start-width="0.276cm" draw:marker-end-width="0.276cm" draw:fill-color="#99ffff" draw:textarea-horizontal-align="justify" draw:textarea-vertical-align="botto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9933" draw:marker-start-width="0.276cm" draw:marker-end-width="0.276cm" draw:fill-color="#ccff66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52cm" svg:stroke-color="#3333ff" draw:marker-start="Arrow" draw:marker-end="" draw:fill="non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9933" draw:marker-start-width="0.276cm" draw:marker-end-width="0.276cm" draw:fill-color="#ff99ff" fo:padding-top="0.15cm" fo:padding-bottom="0.15cm" fo:padding-left="0.275cm" fo:padding-right="0.275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9.776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1">
      <style:graphic-properties draw:fill-color="#ffffff" draw:textarea-vertical-align="middle" draw:auto-grow-height="true" fo:min-height="9.776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146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1.32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1.32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291cm"/>
    </style:style>
    <style:style style:name="pr1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349cm"/>
    </style:style>
    <style:style style:name="pr12" style:family="presentation" style:parent-style-name="Bubbles-subtitle" style:list-style-name="L1">
      <style:graphic-properties draw:fill-color="#ffffff" draw:textarea-vertical-align="middle" draw:auto-grow-height="true" fo:min-height="9.776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262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387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225cm"/>
    </style:style>
    <style:style style:name="pr1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283cm"/>
    </style:style>
    <style:style style:name="pr17" style:family="presentation" style:parent-style-name="Bubbles-subtitle" style:list-style-name="L1">
      <style:graphic-properties draw:fill-color="#ffffff" draw:textarea-vertical-align="middle" draw:auto-grow-height="true" fo:min-height="9.776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262cm"/>
    </style:style>
    <style:style style:name="pr1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387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387cm"/>
    </style:style>
    <style:style style:name="pr2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445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1" style:family="paragraph">
      <loext:graphic-properties draw:fill-color="#ffffff"/>
      <style:paragraph-properties fo:text-align="start"/>
      <style:text-properties fo:color="#800000" style:font-name="Ubuntu3" fo:font-size="21pt" style:font-size-asian="28pt" style:font-size-complex="2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6" style:family="paragraph">
      <style:paragraph-properties fo:text-align="end"/>
    </style:style>
    <style:style style:name="P17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8" style:family="paragraph">
      <loext:graphic-properties draw:fill-color="#ffff66"/>
      <style:paragraph-properties fo:text-align="center"/>
    </style:style>
    <style:style style:name="P19" style:family="paragraph">
      <loext:graphic-properties draw:fill-color="#ff99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66ff00"/>
      <style:paragraph-properties fo:text-align="center"/>
    </style:style>
    <style:style style:name="P22" style:family="paragraph">
      <loext:graphic-properties draw:fill-color="#99ffff"/>
      <style:paragraph-properties fo:text-align="center"/>
    </style:style>
    <style:style style:name="P23" style:family="paragraph">
      <loext:graphic-properties draw:fill-color="#ccff66"/>
      <style:paragraph-properties fo:text-align="center"/>
    </style:style>
    <style:style style:name="T1" style:family="text">
      <style:text-properties fo:color="#333333" style:font-name="Anaktoria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ff9999" style:font-name="Anaktoria" fo:font-size="48pt" fo:background-color="transparent" style:font-size-asian="66pt" style:font-size-complex="66pt"/>
    </style:style>
    <style:style style:name="T5" style:family="text">
      <style:text-properties style:font-name="Ubuntu3" fo:font-size="44pt" style:font-size-asian="44pt" style:font-size-complex="44pt"/>
    </style:style>
    <style:style style:name="T6" style:family="text">
      <style:text-properties fo:color="#800000" style:font-name="Anaktoria" fo:font-size="48pt" fo:background-color="transparent" style:font-size-asian="66pt" style:font-size-complex="66pt"/>
    </style:style>
    <style:style style:name="T7" style:family="text">
      <style:text-properties fo:font-size="18pt"/>
    </style:style>
    <style:style style:name="T8" style:family="text">
      <style:text-properties style:font-name="Ubuntu3" fo:font-size="26pt" style:font-size-asian="26pt" style:font-size-complex="26pt"/>
    </style:style>
    <style:style style:name="T9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0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12" style:family="text">
      <style:text-properties style:font-name="Ubuntu3" fo:font-size="26pt" fo:font-style="italic" style:font-size-asian="26pt" style:font-style-asian="italic" style:font-size-complex="26pt" style:font-style-complex="italic"/>
    </style:style>
    <style:style style:name="T13" style:family="text">
      <style:text-properties style:font-name="Ubuntu3" fo:font-size="26pt" fo:font-style="normal" style:font-size-asian="26pt" style:font-style-asian="normal" style:font-size-complex="26pt" style:font-style-complex="normal"/>
    </style:style>
    <style:style style:name="T14" style:family="text">
      <style:text-properties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style:font-name="Ubuntu3" fo:font-size="18pt" fo:font-style="normal" style:font-size-asian="18pt" style:font-style-asian="normal" style:font-size-complex="18pt" style:font-style-complex="normal"/>
    </style:style>
    <style:style style:name="T18" style:family="text">
      <style:text-properties style:font-name="DejaVu Sans Mono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style:font-name="Ubuntu3" fo:font-size="24pt" style:font-size-asian="24pt" style:font-size-complex="24pt"/>
    </style:style>
    <style:style style:name="T22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Ubuntu3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Stac</text:span><text:span text:style-name="T1">ks </text:span><text:span text:style-name="T1">and </text:span><text:span text:style-name="T1">Que</text:span><text:span text:style-name="T1">u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10-09">Oct 9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1.125cm" svg:height="9.99cm" svg:x="3.754cm" svg:y="2.975cm">
          <draw:text-box>
            <text:p text:style-name="P5"><text:span text:style-name="T3">Stacks </text:span><text:span text:style-name="T3">and </text:span><text:span text:style-name="T3">Queues </text:span><text:span text:style-name="T3">are data </text:span><text:span text:style-name="T3">types </text:span><text:span text:style-name="T3">that only </text:span><text:span text:style-name="T3">allow </text:span><text:span text:style-name="T3">access to </text:span><text:span text:style-name="T3">specific </text:span><text:span text:style-name="T3">items </text:span><text:span text:style-name="T3">stored </text:span><text:span text:style-name="T3">within </text:span><text:span text:style-name="T3">them – </text:span><text:span text:style-name="T3">either </text:span><text:span text:style-name="T3">the very </text:span><text:span text:style-name="T3">front or </text:span><text:span text:style-name="T3">the very </text:span><text:span text:style-name="T3">back </text:span><text:span text:style-name="T3">items. </text:span><text:span text:style-name="T3">Here we </text:span><text:span text:style-name="T3">will </text:span><text:span text:style-name="T3">discuss </text:span><text:span text:style-name="T3">the </text:span><text:span text:style-name="T3">impleme</text:span><text:span text:style-name="T3">ntation </text:span><text:span text:style-name="T3">of these </text:span><text:span text:style-name="T3">structur</text:span><text:span text:style-name="T3">es as </text:span><text:span text:style-name="T3">well as </text:span><text:span text:style-name="T3">when we </text:span><text:span text:style-name="T3">would </text:span><text:span text:style-name="T3">use </text:span><text:span text:style-name="T3">them.</text:span></text:p>
          </draw:text-box>
        </draw:frame>
        <draw:frame presentation:style-name="pr4" draw:text-style-name="P8" draw:layer="layout" svg:width="22.043cm" svg:height="2.16cm" svg:x="3.284cm" svg:y="0.332cm" presentation:class="title" presentation:user-transformed="true">
          <draw:text-box>
            <text:p text:style-name="P7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0.057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10" draw:layer="layout" svg:width="25.831cm" svg:height="11.793cm" svg:x="1.263cm" svg:y="3.087cm">
          <draw:text-box>
            <text:p text:style-name="P2"><text:span text:style-name="T5">1. </text:span><text:span text:style-name="T5">Arrays </text:span><text:span text:style-name="T5">&amp; Lists </text:span><text:span text:style-name="T5">vs. </text:span><text:span text:style-name="T5">Stacks </text:span><text:span text:style-name="T5">&amp; </text:span><text:span text:style-name="T5">Queue</text:span><text:span text:style-name="T5">s</text:span><text:span text:style-name="T5"><text:line-break/></text:span><text:span text:style-name="T5"/></text:p>
            <text:p text:style-name="P2"><text:span text:style-name="T5">2. How </text:span><text:span text:style-name="T5">Queue</text:span><text:span text:style-name="T5">s work: </text:span><text:span text:style-name="T5">Front</text:span><text:span text:style-name="T5"><text:line-break/></text:span><text:span text:style-name="T5"/></text:p>
            <text:p text:style-name="P2"><text:span text:style-name="T5">3. How </text:span><text:span text:style-name="T5">Stacks </text:span><text:span text:style-name="T5">wor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6" draw:text-style-name="P11" draw:layer="layout" svg:width="21.381cm" svg:height="9.776cm" svg:x="3.754cm" svg:y="2.975cm">
          <draw:text-box>
            <text:p><text:span text:style-name="T6">1. </text:span><text:span text:style-name="T6">Arrays </text:span><text:span text:style-name="T6">&amp; Lists </text:span></text:p>
            <text:p><text:span text:style-name="T6">vs. </text:span><text:span text:style-name="T6">Stacks </text:span><text:span text:style-name="T6">&amp; </text:span><text:span text:style-name="T6">Queu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1. </text:span><text:span text:style-name="T4">Arrays </text:span><text:span text:style-name="T4">&amp; Lists </text:span><text:span text:style-name="T4">vs. </text:span><text:span text:style-name="T4">Stacks </text:span><text:span text:style-name="T4">&amp; </text:span><text:span text:style-name="T4">Queues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7" draw:text-style-name="P15" draw:layer="layout" svg:width="20.536cm" svg:height="5.146cm" svg:x="0.585cm" svg:y="2.726cm">
          <draw:text-box>
            <text:p text:style-name="P2"><text:span text:style-name="T8">What is the </text:span><text:span text:style-name="T8">point of the </text:span><text:span text:style-name="T8">restricted-</text:span><text:span text:style-name="T8">access data </text:span><text:span text:style-name="T8">types, </text:span><text:span text:style-name="T8">Stacks and </text:span><text:span text:style-name="T8">Queues, </text:span><text:span text:style-name="T8">and why </text:span><text:span text:style-name="T8">would we </text:span><text:span text:style-name="T8">use them </text:span><text:span text:style-name="T8">instead of </text:span><text:span text:style-name="T8">just using a </text:span><text:span text:style-name="T8">normal </text:span><text:span text:style-name="T8">array or </text:span><text:span text:style-name="T8">linked list </text:span><text:span text:style-name="T8">where we </text:span><text:span text:style-name="T8">can more </text:span><text:span text:style-name="T8">freely </text:span><text:span text:style-name="T8">access </text:span><text:span text:style-name="T8">elements at </text:span><text:span text:style-name="T8">whatever </text:span><text:span text:style-name="T8">index we </text:span><text:span text:style-name="T8">want?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1. </text:span><text:span text:style-name="T4">Arrays </text:span><text:span text:style-name="T4">&amp; Lists </text:span><text:span text:style-name="T4">vs. </text:span><text:span text:style-name="T4">Stacks </text:span><text:span text:style-name="T4">&amp; </text:span><text:span text:style-name="T4">Queues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8" draw:text-style-name="P15" draw:layer="layout" svg:width="20.536cm" svg:height="11.32cm" svg:x="0.585cm" svg:y="2.726cm">
          <draw:text-box>
            <text:p text:style-name="P2"><text:span text:style-name="T8">What is the </text:span><text:span text:style-name="T8">point of the </text:span><text:span text:style-name="T8">restricted-</text:span><text:span text:style-name="T8">access data </text:span><text:span text:style-name="T8">types, </text:span><text:span text:style-name="T8">Stacks and </text:span><text:span text:style-name="T8">Queues, </text:span><text:span text:style-name="T8">and why </text:span><text:span text:style-name="T8">would we </text:span><text:span text:style-name="T8">use them </text:span><text:span text:style-name="T8">instead of </text:span><text:span text:style-name="T8">just using a </text:span><text:span text:style-name="T8">normal </text:span><text:span text:style-name="T8">array or </text:span><text:span text:style-name="T8">linked list </text:span><text:span text:style-name="T8">where we </text:span><text:span text:style-name="T8">can more </text:span><text:span text:style-name="T8">freely </text:span><text:span text:style-name="T8">access </text:span><text:span text:style-name="T8">elements at </text:span><text:span text:style-name="T8">whatever </text:span><text:span text:style-name="T8">index we </text:span><text:span text:style-name="T8">want?</text:span></text:p>
            <text:p text:style-name="P2"><text:span text:style-name="T8"/></text:p>
            <text:p text:style-name="P2"><text:span text:style-name="T8">The reason </text:span><text:span text:style-name="T8">that we </text:span><text:span text:style-name="T8">would </text:span><text:span text:style-name="T8">choose a </text:span><text:span text:style-name="T8">Stack or a </text:span><text:span text:style-name="T8">Queue over </text:span><text:span text:style-name="T8">other </text:span><text:span text:style-name="T8">structures </text:span><text:span text:style-name="T8">all has to do </text:span><text:span text:style-name="T8">with </text:span><text:span text:style-name="T10">design </text:span><text:span text:style-name="T10">choices</text:span><text:span text:style-name="T11">. We </text:span><text:span text:style-name="T11">will also see </text:span><text:span text:style-name="T11">this later on </text:span><text:span text:style-name="T11">with other </text:span><text:span text:style-name="T11">data </text:span><text:span text:style-name="T11">structures, </text:span><text:span text:style-name="T11">such as </text:span><text:span text:style-name="T11">Dictionaries </text:span><text:span text:style-name="T11">and Binary </text:span><text:span text:style-name="T11">Search </text:span><text:span text:style-name="T11">Tree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1. </text:span><text:span text:style-name="T4">Arrays </text:span><text:span text:style-name="T4">&amp; Lists </text:span><text:span text:style-name="T4">vs. </text:span><text:span text:style-name="T4">Stacks </text:span><text:span text:style-name="T4">&amp; </text:span><text:span text:style-name="T4">Queues</text:span></text:p>
          </draw:text-box>
        </draw:frame>
        <draw:frame draw:style-name="gr5" draw:text-style-name="P14" draw:layer="layout" svg:width="5.744cm" svg:height="2.387cm" svg:x="21.858cm" svg:y="2.403cm">
          <draw:text-box>
            <text:p text:style-name="P7"><text:span text:style-name="T7">Notes</text:span></text:p>
            <text:p><text:span text:style-name="T7"/></text:p>
            <text:p><text:span text:style-name="T7">Queue: FIFO</text:span></text:p>
          </draw:text-box>
        </draw:frame>
        <draw:frame presentation:style-name="pr9" draw:text-style-name="P15" draw:layer="layout" svg:width="20.536cm" svg:height="11.32cm" svg:x="0.585cm" svg:y="2.726cm">
          <draw:text-box>
            <text:p text:style-name="P2"><text:span text:style-name="T8">Let’s say </text:span><text:span text:style-name="T8">we’re </text:span><text:span text:style-name="T8">implementi</text:span><text:span text:style-name="T8">ng a system </text:span><text:span text:style-name="T8">that takes </text:span><text:span text:style-name="T8">orders and </text:span><text:span text:style-name="T8">processes </text:span><text:span text:style-name="T8">them. </text:span><text:span text:style-name="T8">However, it </text:span><text:span text:style-name="T8">cannot </text:span><text:span text:style-name="T8">process all </text:span><text:span text:style-name="T8">possible </text:span><text:span text:style-name="T8">orders </text:span><text:span text:style-name="T8">simultaneou</text:span><text:span text:style-name="T8">sly.</text:span></text:p>
            <text:p text:style-name="P2"><text:span text:style-name="T8"/></text:p>
            <text:p text:style-name="P2"><text:span text:style-name="T8">In this case, </text:span><text:span text:style-name="T8">we would </text:span><text:span text:style-name="T8">need a </text:span><text:span text:style-name="T8">structure to </text:span><text:span text:style-name="T8">store the </text:span><text:span text:style-name="T8">incoming </text:span><text:span text:style-name="T8">data while </text:span><text:span text:style-name="T8">we’re </text:span><text:span text:style-name="T8">currently </text:span><text:span text:style-name="T8">processing </text:span><text:span text:style-name="T8">the most </text:span><text:span text:style-name="T8">recently </text:span><text:span text:style-name="T8">received </text:span><text:span text:style-name="T8">task.</text:span></text:p>
            <text:p text:style-name="P2"><text:span text:style-name="T8"/></text:p>
            <text:p text:style-name="P2"><text:span text:style-name="T8">In this case, </text:span><text:span text:style-name="T8">we can use </text:span><text:span text:style-name="T8">a Queue, </text:span><text:span text:style-name="T8">which is a </text:span><text:span text:style-name="T8">first-in-first-</text:span><text:span text:style-name="T8">out </text:span><text:span text:style-name="T8">structure, </text:span><text:span text:style-name="T8">to keep </text:span><text:span text:style-name="T8">process the </text:span><text:span text:style-name="T8">jobs in the </text:span><text:span text:style-name="T8">order that </text:span><text:span text:style-name="T8">they are </text:span><text:span text:style-name="T8">received in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1. </text:span><text:span text:style-name="T4">Arrays </text:span><text:span text:style-name="T4">&amp; Lists </text:span><text:span text:style-name="T4">vs. </text:span><text:span text:style-name="T4">Stacks </text:span><text:span text:style-name="T4">&amp; </text:span><text:span text:style-name="T4">Queues</text:span></text:p>
          </draw:text-box>
        </draw:frame>
        <draw:frame draw:style-name="gr6" draw:text-style-name="P14" draw:layer="layout" svg:width="5.744cm" svg:height="3.811cm" svg:x="21.858cm" svg:y="2.403cm">
          <draw:text-box>
            <text:p text:style-name="P7"><text:span text:style-name="T7">Notes</text:span></text:p>
            <text:p><text:span text:style-name="T7"/></text:p>
            <text:p><text:span text:style-name="T7">Queue: FIFO</text:span></text:p>
            <text:p><text:span text:style-name="T7"/></text:p>
            <text:p><text:span text:style-name="T7">Stack: LIFO</text:span></text:p>
          </draw:text-box>
        </draw:frame>
        <draw:frame presentation:style-name="pr10" draw:text-style-name="P15" draw:layer="layout" svg:width="20.536cm" svg:height="10.291cm" svg:x="0.585cm" svg:y="2.726cm">
          <draw:text-box>
            <text:p text:style-name="P2"><text:span text:style-name="T8">Or, let’s say </text:span><text:span text:style-name="T8">we’re </text:span><text:span text:style-name="T8">tracking </text:span><text:span text:style-name="T8">input from </text:span><text:span text:style-name="T8">the </text:span><text:span text:style-name="T8">keyboard, </text:span><text:span text:style-name="T8">and building </text:span><text:span text:style-name="T8">a message </text:span><text:span text:style-name="T8">string </text:span><text:span text:style-name="T8">character-</text:span><text:span text:style-name="T8">by-</text:span><text:span text:style-name="T8">character, as </text:span><text:span text:style-name="T8">each letter </text:span><text:span text:style-name="T8">or symbol is </text:span><text:span text:style-name="T8">typed.</text:span></text:p>
            <text:p text:style-name="P2"><text:span text:style-name="T8"/></text:p>
            <text:p text:style-name="P2"><text:span text:style-name="T8">If the user </text:span><text:span text:style-name="T8">hits </text:span><text:span text:style-name="T12">backspace</text:span><text:span text:style-name="T13">, </text:span><text:span text:style-name="T13">we need to </text:span><text:span text:style-name="T13">erase the </text:span><text:span text:style-name="T12">most </text:span><text:span text:style-name="T12">recently </text:span><text:span text:style-name="T12">typed letter</text:span><text:span text:style-name="T13"> </text:span><text:span text:style-name="T13">from our </text:span><text:span text:style-name="T13">message.</text:span></text:p>
            <text:p text:style-name="P2"><text:span text:style-name="T13"/></text:p>
            <text:p text:style-name="P2"><text:span text:style-name="T13">In this case, </text:span><text:span text:style-name="T13">a last-in-</text:span><text:span text:style-name="T13">first-out </text:span><text:span text:style-name="T13">Stack would </text:span><text:span text:style-name="T13">be a good </text:span><text:span text:style-name="T13">option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1. </text:span><text:span text:style-name="T4">Arrays </text:span><text:span text:style-name="T4">&amp; Lists </text:span><text:span text:style-name="T4">vs. </text:span><text:span text:style-name="T4">Stacks </text:span><text:span text:style-name="T4">&amp; </text:span><text:span text:style-name="T4">Queues</text:span></text:p>
          </draw:text-box>
        </draw:frame>
        <draw:frame draw:style-name="gr6" draw:text-style-name="P14" draw:layer="layout" svg:width="5.744cm" svg:height="3.811cm" svg:x="21.858cm" svg:y="2.403cm">
          <draw:text-box>
            <text:p text:style-name="P7"><text:span text:style-name="T7">Notes</text:span></text:p>
            <text:p><text:span text:style-name="T7"/></text:p>
            <text:p><text:span text:style-name="T7">Queue: FIFO</text:span></text:p>
            <text:p><text:span text:style-name="T7"/></text:p>
            <text:p><text:span text:style-name="T7">Stack: LIFO</text:span></text:p>
          </draw:text-box>
        </draw:frame>
        <draw:frame presentation:style-name="pr11" draw:text-style-name="P15" draw:layer="layout" svg:width="20.536cm" svg:height="12.349cm" svg:x="0.585cm" svg:y="2.726cm">
          <draw:text-box>
            <text:p text:style-name="P2"><text:span text:style-name="T13">These data </text:span><text:span text:style-name="T13">structures </text:span><text:span text:style-name="T13">exist for </text:span><text:span text:style-name="T13">some given </text:span><text:span text:style-name="T13">design </text:span><text:span text:style-name="T13">reason, and </text:span><text:span text:style-name="T13">Stacks and </text:span><text:span text:style-name="T13">Queues are </text:span><text:span text:style-name="T13">restricted </text:span><text:span text:style-name="T13">access data </text:span><text:span text:style-name="T13">types </text:span><text:span text:style-name="T13">specifically </text:span><text:span text:style-name="T13">because </text:span><text:span text:style-name="T13">their </text:span><text:span text:style-name="T13">designs </text:span><text:span text:style-name="T13">help the </text:span><text:span text:style-name="T13">programme</text:span><text:span text:style-name="T13">r achieve </text:span><text:span text:style-name="T13">some kind </text:span><text:span text:style-name="T13">of </text:span><text:span text:style-name="T13">functionalit</text:span><text:span text:style-name="T13">y.</text:span></text:p>
            <text:p text:style-name="P2"><text:span text:style-name="T13"/></text:p>
            <text:p text:style-name="P2"><text:span text:style-name="T13">Later on, we </text:span><text:span text:style-name="T13">will also </text:span><text:span text:style-name="T13">learn about </text:span><text:span text:style-name="T14">priority </text:span><text:span text:style-name="T14">queues</text:span><text:span text:style-name="T15">, </text:span><text:span text:style-name="T15">where items </text:span><text:span text:style-name="T15">are stored </text:span><text:span text:style-name="T15">in a queue </text:span><text:span text:style-name="T15">structure, </text:span><text:span text:style-name="T15">but when </text:span><text:span text:style-name="T15">they’re </text:span><text:span text:style-name="T15">inserted, </text:span><text:span text:style-name="T15">they’re </text:span><text:span text:style-name="T15">placed at a </text:span><text:span text:style-name="T15">specific </text:span><text:span text:style-name="T15">position </text:span><text:span text:style-name="T15">based on </text:span><text:span text:style-name="T15">their </text:span><text:span text:style-name="T15">priority – </text:span><text:span text:style-name="T15">then, we </text:span><text:span text:style-name="T15">pull the </text:span><text:span text:style-name="T15">highest-</text:span><text:span text:style-name="T15">priority </text:span><text:span text:style-name="T15">item from </text:span><text:span text:style-name="T15">the fron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ubbles" presentation:presentation-page-layout-name="AL1T0">
        <office:forms form:automatic-focus="false" form:apply-design-mode="false"/>
        <draw:frame presentation:style-name="pr12" draw:text-style-name="P11" draw:layer="layout" svg:width="21.381cm" svg:height="9.776cm" svg:x="3.754cm" svg:y="2.975cm">
          <draw:text-box>
            <text:p><text:span text:style-name="T6">2. How </text:span><text:span text:style-name="T6">Queues </text:span><text:span text:style-name="T6">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2. How </text:span><text:span text:style-name="T4">Queues </text:span><text:span text:style-name="T4">work</text:span></text:p>
          </draw:text-box>
        </draw:frame>
        <draw:frame draw:style-name="gr7" draw:text-style-name="P14" draw:layer="layout" svg:width="5.744cm" svg:height="5.947cm" svg:x="21.858cm" svg:y="2.403cm">
          <draw:text-box>
            <text:p text:style-name="P7"><text:span text:style-name="T7">Notes</text:span></text:p>
            <text:p><text:span text:style-name="T7"/></text:p>
            <text:p><text:span text:style-name="T7">Queue: FIFO</text:span></text:p>
            <text:p><text:span text:style-name="T7"/></text:p>
            <text:p><text:span text:style-name="T7">Main functions:</text:span></text:p>
            <text:p><text:span text:style-name="T16">Push</text:span><text:span text:style-name="T7"> (at back)</text:span></text:p>
            <text:p><text:span text:style-name="T16">Pop</text:span><text:span text:style-name="T7"> (at front)</text:span></text:p>
            <text:p><text:span text:style-name="T16">Front</text:span></text:p>
          </draw:text-box>
        </draw:frame>
        <draw:frame presentation:style-name="pr13" draw:text-style-name="P15" draw:layer="layout" svg:width="20.536cm" svg:height="9.262cm" svg:x="0.585cm" svg:y="2.726cm">
          <draw:text-box>
            <text:p text:style-name="P2"><text:span text:style-name="T13">Queues can </text:span><text:span text:style-name="T13">be </text:span><text:span text:style-name="T13">implemente</text:span><text:span text:style-name="T13">d with an </text:span><text:span text:style-name="T13">Array or </text:span><text:span text:style-name="T13">with a </text:span><text:span text:style-name="T13">Linked List </text:span><text:span text:style-name="T13">type of </text:span><text:span text:style-name="T13">structure.</text:span></text:p>
            <text:p text:style-name="P2"><text:span text:style-name="T13"/></text:p>
            <text:p text:style-name="P2"><text:span text:style-name="T13">Items are </text:span><text:span text:style-name="T14">Pushed</text:span><text:span text:style-name="T15"> into </text:span><text:span text:style-name="T15">a queue at </text:span><text:span text:style-name="T15">the </text:span><text:span text:style-name="T14">back</text:span><text:span text:style-name="T15">, </text:span><text:span text:style-name="T15">and items </text:span><text:span text:style-name="T15">are </text:span><text:span text:style-name="T14">Popped</text:span><text:span text:style-name="T15"> </text:span><text:span text:style-name="T15">from a </text:span><text:span text:style-name="T15">queue in </text:span><text:span text:style-name="T15">the </text:span><text:span text:style-name="T14">front</text:span><text:span text:style-name="T15">.</text:span></text:p>
            <text:p text:style-name="P2"><text:span text:style-name="T15"/></text:p>
            <text:p text:style-name="P2"><text:span text:style-name="T15">Additionally</text:span><text:span text:style-name="T15">, the only </text:span><text:span text:style-name="T15">item you </text:span><text:span text:style-name="T15">can access is </text:span><text:span text:style-name="T15">at the </text:span><text:span text:style-name="T14">front</text:span><text:span text:style-name="T15">. </text:span><text:span text:style-name="T15">Usually, the </text:span><text:span text:style-name="T15">“get” </text:span><text:span text:style-name="T15">function for </text:span><text:span text:style-name="T15">a Queue is </text:span><text:span text:style-name="T15">just called </text:span><text:span text:style-name="T14">Front</text:span><text:span text:style-name="T15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2. How </text:span><text:span text:style-name="T4">Queues </text:span><text:span text:style-name="T4">work: </text:span><text:span text:style-name="T4">Push</text:span></text:p>
          </draw:text-box>
        </draw:frame>
        <draw:frame draw:style-name="gr7" draw:text-style-name="P14" draw:layer="layout" svg:width="5.744cm" svg:height="5.947cm" svg:x="21.858cm" svg:y="2.403cm">
          <draw:text-box>
            <text:p text:style-name="P7"><text:span text:style-name="T7">Notes</text:span></text:p>
            <text:p><text:span text:style-name="T7"/></text:p>
            <text:p><text:span text:style-name="T7">Queue: FIFO</text:span></text:p>
            <text:p><text:span text:style-name="T7"/></text:p>
            <text:p><text:span text:style-name="T7">Main functions:</text:span></text:p>
            <text:p><text:span text:style-name="T16">Push</text:span><text:span text:style-name="T7"> (at back)</text:span></text:p>
            <text:p><text:span text:style-name="T16">Pop</text:span><text:span text:style-name="T7"> (at front)</text:span></text:p>
            <text:p><text:span text:style-name="T16">Front</text:span></text:p>
          </draw:text-box>
        </draw:frame>
        <draw:frame presentation:style-name="pr14" draw:text-style-name="P15" draw:layer="layout" svg:width="20.536cm" svg:height="6.387cm" svg:x="0.585cm" svg:y="2.726cm">
          <draw:text-box>
            <text:p text:style-name="P2"><text:span text:style-name="T13">With the </text:span><text:span text:style-name="T13">Push </text:span><text:span text:style-name="T13">function, </text:span><text:span text:style-name="T13">items are </text:span><text:span text:style-name="T13">added at </text:span><text:span text:style-name="T13">the back, </text:span><text:span text:style-name="T13">with the </text:span><text:span text:style-name="T12">oldest</text:span><text:span text:style-name="T13"> item </text:span><text:span text:style-name="T13">standing up </text:span><text:span text:style-name="T13">front. Like </text:span><text:span text:style-name="T13">at a grocery </text:span><text:span text:style-name="T13">store, </text:span><text:span text:style-name="T13">whoever </text:span><text:span text:style-name="T13">has been </text:span><text:span text:style-name="T13">waiting </text:span><text:span text:style-name="T13">longest </text:span><text:span text:style-name="T13">gets to go </text:span><text:span text:style-name="T13">first.</text:span></text:p>
            <text:p text:style-name="P2"><text:span text:style-name="T13"/></text:p>
            <text:p text:style-name="P2"><text:span text:style-name="T17">In this example, </text:span><text:span text:style-name="T17">items have been </text:span><text:span text:style-name="T17">added in the </text:span><text:span text:style-name="T17">order: </text:span></text:p>
            <text:p text:style-name="P2"><text:span text:style-name="T18">Push( “Missouri” ), </text:span><text:span text:style-name="T18">Push( “Kansas” ), </text:span><text:span text:style-name="T18">Push( “Nebraska” ), </text:span><text:span text:style-name="T18">Push( “Iowa” )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draw:rect draw:style-name="gr8" draw:text-style-name="P18" draw:layer="layout" svg:width="19.895cm" svg:height="4.82cm" svg:x="0.903cm" svg:y="10.072cm">
          <text:p text:style-name="P7"><text:span text:style-name="T19">Queue</text:span></text:p>
        </draw:rect>
        <draw:rect draw:style-name="gr9" draw:text-style-name="P19" draw:layer="layout" svg:width="2.789cm" svg:height="3.364cm" svg:x="1.6cm" svg:y="10.687cm">
          <text:p text:style-name="P7">0</text:p>
          <text:p text:style-name="P7"/>
          <text:p text:style-name="P7"><text:span text:style-name="T19">“</text:span><text:span text:style-name="T19">Missouri”</text:span></text:p>
        </draw:rect>
        <draw:rect draw:style-name="gr9" draw:text-style-name="P19" draw:layer="layout" svg:width="2.789cm" svg:height="3.364cm" svg:x="5.601cm" svg:y="10.687cm">
          <text:p text:style-name="P7">1</text:p>
          <text:p text:style-name="P7"/>
          <text:p text:style-name="P7"><text:span text:style-name="T19">“</text:span><text:span text:style-name="T19">Kansas”</text:span></text:p>
        </draw:rect>
        <draw:rect draw:style-name="gr9" draw:text-style-name="P19" draw:layer="layout" svg:width="2.789cm" svg:height="3.364cm" svg:x="9.602cm" svg:y="10.687cm">
          <text:p text:style-name="P7">2</text:p>
          <text:p text:style-name="P7"/>
          <text:p text:style-name="P7"><text:span text:style-name="T19">“</text:span><text:span text:style-name="T19">Nebraska”</text:span></text:p>
        </draw:rect>
        <draw:rect draw:style-name="gr9" draw:text-style-name="P19" draw:layer="layout" svg:width="2.789cm" svg:height="3.364cm" svg:x="13.602cm" svg:y="10.687cm">
          <text:p text:style-name="P7">3</text:p>
          <text:p text:style-name="P7"/>
          <text:p text:style-name="P7"><text:span text:style-name="T19">“</text:span><text:span text:style-name="T19">Iowa”</text:span></text:p>
        </draw:rect>
        <draw:line draw:style-name="gr10" draw:text-style-name="P20" draw:layer="layout" svg:x1="16.988cm" svg:y1="12.45cm" svg:x2="21.48cm" svg:y2="12.45cm">
          <text:p text:style-name="P7"><text:span text:style-name="T20">New items go</text:span></text:p>
          <text:p text:style-name="P7"><text:span text:style-name="T20">at the end</text:span></text:p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2. How </text:span><text:span text:style-name="T4">Queues </text:span><text:span text:style-name="T4">work: </text:span><text:span text:style-name="T4">Front</text:span></text:p>
          </draw:text-box>
        </draw:frame>
        <draw:frame draw:style-name="gr7" draw:text-style-name="P14" draw:layer="layout" svg:width="5.744cm" svg:height="5.947cm" svg:x="21.858cm" svg:y="2.403cm">
          <draw:text-box>
            <text:p text:style-name="P7"><text:span text:style-name="T7">Notes</text:span></text:p>
            <text:p><text:span text:style-name="T7"/></text:p>
            <text:p><text:span text:style-name="T7">Queue: FIFO</text:span></text:p>
            <text:p><text:span text:style-name="T7"/></text:p>
            <text:p><text:span text:style-name="T7">Main functions:</text:span></text:p>
            <text:p><text:span text:style-name="T16">Push</text:span><text:span text:style-name="T7"> (at back)</text:span></text:p>
            <text:p><text:span text:style-name="T16">Pop</text:span><text:span text:style-name="T7"> (at front)</text:span></text:p>
            <text:p><text:span text:style-name="T16">Front</text:span></text:p>
          </draw:text-box>
        </draw:frame>
        <draw:frame presentation:style-name="pr15" draw:text-style-name="P15" draw:layer="layout" svg:width="20.536cm" svg:height="5.225cm" svg:x="0.585cm" svg:y="2.726cm">
          <draw:text-box>
            <text:p text:style-name="P2"><text:span text:style-name="T21">When we </text:span><text:span text:style-name="T21">need to work </text:span><text:span text:style-name="T21">with the next </text:span><text:span text:style-name="T21">item in the </text:span><text:span text:style-name="T21">Queue, we </text:span><text:span text:style-name="T21">can use the </text:span><text:span text:style-name="T22">Front()</text:span><text:span text:style-name="T23"> </text:span><text:span text:style-name="T23">function to </text:span><text:span text:style-name="T23">access it.</text:span></text:p>
            <text:p text:style-name="P2"><text:span text:style-name="T13"/></text:p>
            <text:p text:style-name="P2"><text:span text:style-name="T17">In this example, </text:span><text:span text:style-name="T17">items have been </text:span><text:span text:style-name="T17">added in the </text:span><text:span text:style-name="T17">order: </text:span></text:p>
            <text:p text:style-name="P2"><text:span text:style-name="T18">Push( “Missouri” ), </text:span><text:span text:style-name="T18">Push( “Kansas” ), </text:span><text:span text:style-name="T18">Push( “Nebraska” ), </text:span><text:span text:style-name="T18">Push( “Iowa” ).</text:span></text:p>
            <text:p text:style-name="P2"><text:span text:style-name="T18"/></text:p>
            <text:p text:style-name="P2"><text:span text:style-name="T18">Front() returns </text:span><text:span text:style-name="T18">“Missouri”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draw:rect draw:style-name="gr8" draw:text-style-name="P18" draw:layer="layout" svg:width="19.895cm" svg:height="4.82cm" svg:x="0.903cm" svg:y="10.072cm">
          <text:p text:style-name="P7"><text:span text:style-name="T19">Queue</text:span></text:p>
        </draw:rect>
        <draw:rect draw:style-name="gr11" draw:text-style-name="P21" draw:layer="layout" svg:width="2.789cm" svg:height="3.364cm" svg:x="1.6cm" svg:y="10.687cm">
          <text:p text:style-name="P7">0</text:p>
          <text:p text:style-name="P7"/>
          <text:p text:style-name="P7"><text:span text:style-name="T19">“</text:span><text:span text:style-name="T19">Missouri”</text:span></text:p>
        </draw:rect>
        <draw:rect draw:style-name="gr9" draw:text-style-name="P19" draw:layer="layout" svg:width="2.789cm" svg:height="3.364cm" svg:x="5.601cm" svg:y="10.687cm">
          <text:p text:style-name="P7">1</text:p>
          <text:p text:style-name="P7"/>
          <text:p text:style-name="P7"><text:span text:style-name="T19">“</text:span><text:span text:style-name="T19">Kansas”</text:span></text:p>
        </draw:rect>
        <draw:rect draw:style-name="gr9" draw:text-style-name="P19" draw:layer="layout" svg:width="2.789cm" svg:height="3.364cm" svg:x="9.602cm" svg:y="10.687cm">
          <text:p text:style-name="P7">2</text:p>
          <text:p text:style-name="P7"/>
          <text:p text:style-name="P7"><text:span text:style-name="T19">“</text:span><text:span text:style-name="T19">Nebraska”</text:span></text:p>
        </draw:rect>
        <draw:rect draw:style-name="gr9" draw:text-style-name="P19" draw:layer="layout" svg:width="2.789cm" svg:height="3.364cm" svg:x="13.602cm" svg:y="10.687cm">
          <text:p text:style-name="P7">3</text:p>
          <text:p text:style-name="P7"/>
          <text:p text:style-name="P7"><text:span text:style-name="T19">“</text:span><text:span text:style-name="T19">Iowa”</text:span></text:p>
        </draw:rect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2. How </text:span><text:span text:style-name="T4">Queues </text:span><text:span text:style-name="T4">work: </text:span><text:span text:style-name="T4">Pop</text:span></text:p>
          </draw:text-box>
        </draw:frame>
        <draw:frame draw:style-name="gr7" draw:text-style-name="P14" draw:layer="layout" svg:width="5.744cm" svg:height="5.947cm" svg:x="21.858cm" svg:y="2.403cm">
          <draw:text-box>
            <text:p text:style-name="P7"><text:span text:style-name="T7">Notes</text:span></text:p>
            <text:p><text:span text:style-name="T7"/></text:p>
            <text:p><text:span text:style-name="T7">Queue: FIFO</text:span></text:p>
            <text:p><text:span text:style-name="T7"/></text:p>
            <text:p><text:span text:style-name="T7">Main functions:</text:span></text:p>
            <text:p><text:span text:style-name="T16">Push</text:span><text:span text:style-name="T7"> (at back)</text:span></text:p>
            <text:p><text:span text:style-name="T16">Pop</text:span><text:span text:style-name="T7"> (at front)</text:span></text:p>
            <text:p><text:span text:style-name="T16">Front</text:span></text:p>
          </draw:text-box>
        </draw:frame>
        <draw:frame presentation:style-name="pr16" draw:text-style-name="P15" draw:layer="layout" svg:width="20.536cm" svg:height="6.283cm" svg:x="0.585cm" svg:y="2.726cm">
          <draw:text-box>
            <text:p text:style-name="P2"><text:span text:style-name="T21">Once we’re </text:span><text:span text:style-name="T21">done </text:span><text:span text:style-name="T21">processing </text:span><text:span text:style-name="T21">the current </text:span><text:span text:style-name="T21">item, </text:span><text:span text:style-name="T22">Pop()</text:span><text:span text:style-name="T23"> </text:span><text:span text:style-name="T23">will remove </text:span><text:span text:style-name="T23">the front-</text:span><text:span text:style-name="T23">most item.</text:span></text:p>
            <text:p text:style-name="P2"><text:span text:style-name="T13"/></text:p>
            <text:p text:style-name="P2"><text:span text:style-name="T17">In this example, </text:span><text:span text:style-name="T17">items have been </text:span><text:span text:style-name="T17">added in the </text:span><text:span text:style-name="T17">order: </text:span></text:p>
            <text:p text:style-name="P2"><text:span text:style-name="T18">Push( “Missouri” ), </text:span><text:span text:style-name="T18">Push( “Kansas” ), </text:span><text:span text:style-name="T18">Push( “Nebraska” ), </text:span><text:span text:style-name="T18">Push( “Iowa” ).</text:span></text:p>
            <text:p text:style-name="P2"><text:span text:style-name="T18"/></text:p>
            <text:p text:style-name="P2"><text:span text:style-name="T18">Front() returns </text:span><text:span text:style-name="T18">“Missouri”.</text:span></text:p>
            <text:p text:style-name="P2"><text:span text:style-name="T18"/></text:p>
            <text:p text:style-name="P2"><text:span text:style-name="T18">Pop() removes </text:span><text:span text:style-name="T18">“Missouri”. Now the </text:span><text:span text:style-name="T18">Front() is </text:span><text:span text:style-name="T18">“Kansas”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draw:rect draw:style-name="gr8" draw:text-style-name="P18" draw:layer="layout" svg:width="19.895cm" svg:height="4.82cm" svg:x="0.903cm" svg:y="10.072cm">
          <text:p text:style-name="P7"><text:span text:style-name="T19">Queue</text:span></text:p>
        </draw:rect>
        <draw:rect draw:style-name="gr9" draw:text-style-name="P19" draw:layer="layout" svg:width="2.789cm" svg:height="3.364cm" svg:x="5.601cm" svg:y="10.687cm">
          <text:p text:style-name="P7">1</text:p>
          <text:p text:style-name="P7"/>
          <text:p text:style-name="P7"><text:span text:style-name="T19">“</text:span><text:span text:style-name="T19">Nebraska”</text:span></text:p>
        </draw:rect>
        <draw:rect draw:style-name="gr9" draw:text-style-name="P19" draw:layer="layout" svg:width="2.789cm" svg:height="3.364cm" svg:x="9.602cm" svg:y="10.687cm">
          <text:p text:style-name="P7">2</text:p>
          <text:p text:style-name="P7"/>
          <text:p text:style-name="P7"><text:span text:style-name="T19">“</text:span><text:span text:style-name="T19">Iowa”</text:span></text:p>
        </draw:rect>
        <draw:rect draw:style-name="gr9" draw:text-style-name="P19" draw:layer="layout" svg:width="2.789cm" svg:height="3.364cm" svg:x="1.601cm" svg:y="10.687cm">
          <text:p text:style-name="P7">0</text:p>
          <text:p text:style-name="P7"/>
          <text:p text:style-name="P7"><text:span text:style-name="T19">“</text:span><text:span text:style-name="T19">Kansas”</text:span></text:p>
        </draw:rect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ubbles" presentation:presentation-page-layout-name="AL1T0">
        <office:forms form:automatic-focus="false" form:apply-design-mode="false"/>
        <draw:frame presentation:style-name="pr17" draw:text-style-name="P11" draw:layer="layout" svg:width="21.381cm" svg:height="9.776cm" svg:x="3.754cm" svg:y="2.975cm">
          <draw:text-box>
            <text:p><text:span text:style-name="T6">3. How </text:span><text:span text:style-name="T6">Stacks </text:span><text:span text:style-name="T6">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3. How </text:span><text:span text:style-name="T4">Stacks </text:span><text:span text:style-name="T4">work</text:span></text:p>
          </draw:text-box>
        </draw:frame>
        <draw:frame draw:style-name="gr7" draw:text-style-name="P14" draw:layer="layout" svg:width="5.744cm" svg:height="5.947cm" svg:x="21.858cm" svg:y="2.403cm">
          <draw:text-box>
            <text:p text:style-name="P7"><text:span text:style-name="T7">Notes</text:span></text:p>
            <text:p><text:span text:style-name="T7"/></text:p>
            <text:p><text:span text:style-name="T7">Stack: LIFO</text:span></text:p>
            <text:p><text:span text:style-name="T7"/></text:p>
            <text:p><text:span text:style-name="T7">Main functions:</text:span></text:p>
            <text:p><text:span text:style-name="T16">Push</text:span><text:span text:style-name="T7"> (at back)</text:span></text:p>
            <text:p><text:span text:style-name="T16">Pop</text:span><text:span text:style-name="T7"> (at back)</text:span></text:p>
            <text:p><text:span text:style-name="T16">Top</text:span></text:p>
          </draw:text-box>
        </draw:frame>
        <draw:frame presentation:style-name="pr18" draw:text-style-name="P15" draw:layer="layout" svg:width="20.536cm" svg:height="9.262cm" svg:x="0.585cm" svg:y="2.726cm">
          <draw:text-box>
            <text:p text:style-name="P2"><text:span text:style-name="T13">Stacks can </text:span><text:span text:style-name="T13">be </text:span><text:span text:style-name="T13">implemente</text:span><text:span text:style-name="T13">d with an </text:span><text:span text:style-name="T13">Array or </text:span><text:span text:style-name="T13">with a </text:span><text:span text:style-name="T13">Linked List </text:span><text:span text:style-name="T13">type of </text:span><text:span text:style-name="T13">structure.</text:span></text:p>
            <text:p text:style-name="P2"><text:span text:style-name="T13"/></text:p>
            <text:p text:style-name="P2"><text:span text:style-name="T13">Items are </text:span><text:span text:style-name="T14">Pushed</text:span><text:span text:style-name="T15"> into </text:span><text:span text:style-name="T15">a stack at </text:span><text:span text:style-name="T15">the </text:span><text:span text:style-name="T14">back</text:span><text:span text:style-name="T15">, </text:span><text:span text:style-name="T15">and items </text:span><text:span text:style-name="T15">are </text:span><text:span text:style-name="T14">Popped</text:span><text:span text:style-name="T15"> </text:span><text:span text:style-name="T15">from a stack </text:span><text:span text:style-name="T15">at the </text:span><text:span text:style-name="T14">back</text:span><text:span text:style-name="T15">.</text:span></text:p>
            <text:p text:style-name="P2"><text:span text:style-name="T15"/></text:p>
            <text:p text:style-name="P2"><text:span text:style-name="T15">Additionally</text:span><text:span text:style-name="T15">, the only </text:span><text:span text:style-name="T15">item you </text:span><text:span text:style-name="T15">can access is </text:span><text:span text:style-name="T15">at the </text:span><text:span text:style-name="T14">back</text:span><text:span text:style-name="T15">. </text:span><text:span text:style-name="T15">Usually, the </text:span><text:span text:style-name="T15">“get” </text:span><text:span text:style-name="T15">function for </text:span><text:span text:style-name="T15">a Stack is </text:span><text:span text:style-name="T15">just called </text:span><text:span text:style-name="T14">Top</text:span><text:span text:style-name="T15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3. How </text:span><text:span text:style-name="T4">Stacks </text:span><text:span text:style-name="T4">work: </text:span><text:span text:style-name="T4">Push</text:span></text:p>
          </draw:text-box>
        </draw:frame>
        <draw:frame draw:style-name="gr7" draw:text-style-name="P14" draw:layer="layout" svg:width="5.744cm" svg:height="5.947cm" svg:x="21.858cm" svg:y="2.403cm">
          <draw:text-box>
            <text:p text:style-name="P7"><text:span text:style-name="T7">Notes</text:span></text:p>
            <text:p><text:span text:style-name="T7"/></text:p>
            <text:p><text:span text:style-name="T7">Stack: LIFO</text:span></text:p>
            <text:p><text:span text:style-name="T7"/></text:p>
            <text:p><text:span text:style-name="T7">Main functions:</text:span></text:p>
            <text:p><text:span text:style-name="T16">Push</text:span><text:span text:style-name="T7"> (at back)</text:span></text:p>
            <text:p><text:span text:style-name="T16">Pop</text:span><text:span text:style-name="T7"> (at back)</text:span></text:p>
            <text:p><text:span text:style-name="T16">Top</text:span></text:p>
          </draw:text-box>
        </draw:frame>
        <draw:frame presentation:style-name="pr19" draw:text-style-name="P15" draw:layer="layout" svg:width="20.536cm" svg:height="6.387cm" svg:x="0.585cm" svg:y="2.726cm">
          <draw:text-box>
            <text:p text:style-name="P2"><text:span text:style-name="T13">With the </text:span><text:span text:style-name="T13">Push </text:span><text:span text:style-name="T13">function, </text:span><text:span text:style-name="T13">items are </text:span><text:span text:style-name="T13">added at </text:span><text:span text:style-name="T13">the back, </text:span><text:span text:style-name="T13">with the </text:span><text:span text:style-name="T12">oldest</text:span><text:span text:style-name="T13"> item </text:span><text:span text:style-name="T13">standing up </text:span><text:span text:style-name="T13">front. The </text:span><text:span text:style-name="T13">oldest item </text:span><text:span text:style-name="T13">cannot be </text:span><text:span text:style-name="T13">removed </text:span><text:span text:style-name="T13">until all </text:span><text:span text:style-name="T13">items that </text:span><text:span text:style-name="T13">came </text:span><text:span text:style-name="T13">before it </text:span><text:span text:style-name="T13">are </text:span><text:span text:style-name="T13">removed.</text:span></text:p>
            <text:p text:style-name="P2"><text:span text:style-name="T13"/></text:p>
            <text:p text:style-name="P2"><text:span text:style-name="T17">In this example, </text:span><text:span text:style-name="T17">items have been </text:span><text:span text:style-name="T17">added in the </text:span><text:span text:style-name="T17">order: </text:span></text:p>
            <text:p text:style-name="P2"><text:span text:style-name="T18">Push( “Goa” ), </text:span><text:span text:style-name="T18">Push( “Kerala” ), </text:span><text:span text:style-name="T18">Push( “Punjab” ), </text:span><text:span text:style-name="T18">Push( “Telangana” )</text:span><text:span text:style-name="T18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draw:rect draw:style-name="gr12" draw:text-style-name="P22" draw:layer="layout" svg:width="19.895cm" svg:height="4.82cm" svg:x="0.929cm" svg:y="10.072cm">
          <text:p text:style-name="P7"><text:span text:style-name="T19">Stack</text:span></text:p>
        </draw:rect>
        <draw:rect draw:style-name="gr13" draw:text-style-name="P23" draw:layer="layout" svg:width="2.789cm" svg:height="3.364cm" svg:x="1.626cm" svg:y="10.687cm">
          <text:p text:style-name="P7">0</text:p>
          <text:p text:style-name="P7"/>
          <text:p text:style-name="P7"><text:span text:style-name="T19">“</text:span><text:span text:style-name="T19">Goa”</text:span></text:p>
        </draw:rect>
        <draw:rect draw:style-name="gr13" draw:text-style-name="P23" draw:layer="layout" svg:width="2.789cm" svg:height="3.364cm" svg:x="5.627cm" svg:y="10.687cm">
          <text:p text:style-name="P7">1</text:p>
          <text:p text:style-name="P7"/>
          <text:p text:style-name="P7"><text:span text:style-name="T19">“</text:span><text:span text:style-name="T19">Kerala”</text:span></text:p>
        </draw:rect>
        <draw:rect draw:style-name="gr13" draw:text-style-name="P23" draw:layer="layout" svg:width="2.789cm" svg:height="3.364cm" svg:x="9.628cm" svg:y="10.687cm">
          <text:p text:style-name="P7">2</text:p>
          <text:p text:style-name="P7"/>
          <text:p text:style-name="P7"><text:span text:style-name="T19">“</text:span><text:span text:style-name="T19">Punjab”</text:span></text:p>
        </draw:rect>
        <draw:rect draw:style-name="gr13" draw:text-style-name="P23" draw:layer="layout" svg:width="2.789cm" svg:height="3.364cm" svg:x="13.628cm" svg:y="10.687cm">
          <text:p text:style-name="P7">3</text:p>
          <text:p text:style-name="P7"/>
          <text:p text:style-name="P7"><text:span text:style-name="T19">“</text:span><text:span text:style-name="T19">Telangana”</text:span></text:p>
        </draw:rect>
        <draw:line draw:style-name="gr14" draw:text-style-name="P20" draw:layer="layout" svg:x1="17.014cm" svg:y1="12.45cm" svg:x2="21.506cm" svg:y2="12.45cm">
          <text:p text:style-name="P7"><text:span text:style-name="T20">New items go</text:span></text:p>
          <text:p text:style-name="P7"><text:span text:style-name="T20">at the end</text:span></text:p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3. How </text:span><text:span text:style-name="T4">Stacks </text:span><text:span text:style-name="T4">work: </text:span><text:span text:style-name="T4">Top</text:span></text:p>
          </draw:text-box>
        </draw:frame>
        <draw:frame draw:style-name="gr7" draw:text-style-name="P14" draw:layer="layout" svg:width="5.744cm" svg:height="5.947cm" svg:x="21.858cm" svg:y="2.403cm">
          <draw:text-box>
            <text:p text:style-name="P7"><text:span text:style-name="T7">Notes</text:span></text:p>
            <text:p><text:span text:style-name="T7"/></text:p>
            <text:p><text:span text:style-name="T7">Stack: LIFO</text:span></text:p>
            <text:p><text:span text:style-name="T7"/></text:p>
            <text:p><text:span text:style-name="T7">Main functions:</text:span></text:p>
            <text:p><text:span text:style-name="T16">Push</text:span><text:span text:style-name="T7"> (at back)</text:span></text:p>
            <text:p><text:span text:style-name="T16">Pop</text:span><text:span text:style-name="T7"> (at back)</text:span></text:p>
            <text:p><text:span text:style-name="T16">Top</text:span></text:p>
          </draw:text-box>
        </draw:frame>
        <draw:frame presentation:style-name="pr20" draw:text-style-name="P15" draw:layer="layout" svg:width="20.536cm" svg:height="5.387cm" svg:x="0.585cm" svg:y="2.726cm">
          <draw:text-box>
            <text:p text:style-name="P2"><text:span text:style-name="T8">We are able </text:span><text:span text:style-name="T8">to access </text:span><text:span text:style-name="T8">the “top”-</text:span><text:span text:style-name="T8">most item </text:span><text:span text:style-name="T8">(the item at </text:span><text:span text:style-name="T8">the back) </text:span><text:span text:style-name="T8">with Top().</text:span></text:p>
            <text:p text:style-name="P2"><text:span text:style-name="T13"/></text:p>
            <text:p text:style-name="P2"><text:span text:style-name="T17">In this example, </text:span><text:span text:style-name="T17">items have been </text:span><text:span text:style-name="T17">added in the </text:span><text:span text:style-name="T17">order: </text:span></text:p>
            <text:p text:style-name="P2"><text:span text:style-name="T18">Push( “Goa” ), </text:span><text:span text:style-name="T18">Push( “Kerala” ), </text:span><text:span text:style-name="T18">Push( “Punjab” ), </text:span><text:span text:style-name="T18">Push( “Telangana” )</text:span><text:span text:style-name="T18">.</text:span></text:p>
            <text:p text:style-name="P2"><text:span text:style-name="T18"/></text:p>
            <text:p text:style-name="P2"><text:span text:style-name="T18">Top() returns </text:span><text:span text:style-name="T18">“Telangana”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draw:rect draw:style-name="gr12" draw:text-style-name="P22" draw:layer="layout" svg:width="19.895cm" svg:height="4.82cm" svg:x="0.929cm" svg:y="10.072cm">
          <text:p text:style-name="P7"><text:span text:style-name="T19">Stack</text:span></text:p>
        </draw:rect>
        <draw:rect draw:style-name="gr13" draw:text-style-name="P23" draw:layer="layout" svg:width="2.789cm" svg:height="3.364cm" svg:x="1.626cm" svg:y="10.687cm">
          <text:p text:style-name="P7">0</text:p>
          <text:p text:style-name="P7"/>
          <text:p text:style-name="P7"><text:span text:style-name="T19">“</text:span><text:span text:style-name="T19">Goa”</text:span></text:p>
        </draw:rect>
        <draw:rect draw:style-name="gr13" draw:text-style-name="P23" draw:layer="layout" svg:width="2.789cm" svg:height="3.364cm" svg:x="5.627cm" svg:y="10.687cm">
          <text:p text:style-name="P7">1</text:p>
          <text:p text:style-name="P7"/>
          <text:p text:style-name="P7"><text:span text:style-name="T19">“</text:span><text:span text:style-name="T19">Kerala”</text:span></text:p>
        </draw:rect>
        <draw:rect draw:style-name="gr13" draw:text-style-name="P23" draw:layer="layout" svg:width="2.789cm" svg:height="3.364cm" svg:x="9.628cm" svg:y="10.687cm">
          <text:p text:style-name="P7">2</text:p>
          <text:p text:style-name="P7"/>
          <text:p text:style-name="P7"><text:span text:style-name="T19">“</text:span><text:span text:style-name="T19">Punjab”</text:span></text:p>
        </draw:rect>
        <draw:rect draw:style-name="gr15" draw:text-style-name="P19" draw:layer="layout" svg:width="2.789cm" svg:height="3.364cm" svg:x="13.628cm" svg:y="10.687cm">
          <text:p text:style-name="P7">3</text:p>
          <text:p text:style-name="P7"/>
          <text:p text:style-name="P7"><text:span text:style-name="T19">“</text:span><text:span text:style-name="T19">Telangana”</text:span></text:p>
        </draw:rect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4">3. How </text:span><text:span text:style-name="T4">Stacks </text:span><text:span text:style-name="T4">work: </text:span><text:span text:style-name="T4">Pop</text:span></text:p>
          </draw:text-box>
        </draw:frame>
        <draw:frame draw:style-name="gr7" draw:text-style-name="P14" draw:layer="layout" svg:width="5.744cm" svg:height="5.947cm" svg:x="21.858cm" svg:y="2.403cm">
          <draw:text-box>
            <text:p text:style-name="P7"><text:span text:style-name="T7">Notes</text:span></text:p>
            <text:p><text:span text:style-name="T7"/></text:p>
            <text:p><text:span text:style-name="T7">Stack: LIFO</text:span></text:p>
            <text:p><text:span text:style-name="T7"/></text:p>
            <text:p><text:span text:style-name="T7">Main functions:</text:span></text:p>
            <text:p><text:span text:style-name="T16">Push</text:span><text:span text:style-name="T7"> (at back)</text:span></text:p>
            <text:p><text:span text:style-name="T16">Pop</text:span><text:span text:style-name="T7"> (at back)</text:span></text:p>
            <text:p><text:span text:style-name="T16">Top</text:span></text:p>
          </draw:text-box>
        </draw:frame>
        <draw:frame presentation:style-name="pr21" draw:text-style-name="P15" draw:layer="layout" svg:width="20.536cm" svg:height="6.445cm" svg:x="0.585cm" svg:y="2.726cm">
          <draw:text-box>
            <text:p text:style-name="P2"><text:span text:style-name="T8">And Pop() </text:span><text:span text:style-name="T8">removes </text:span><text:span text:style-name="T8">the “top”-</text:span><text:span text:style-name="T8">most (last) </text:span><text:span text:style-name="T8">item in the </text:span><text:span text:style-name="T8">Stack.</text:span></text:p>
            <text:p text:style-name="P2"><text:span text:style-name="T13"/></text:p>
            <text:p text:style-name="P2"><text:span text:style-name="T17">In this example, </text:span><text:span text:style-name="T17">items have been </text:span><text:span text:style-name="T17">added in the </text:span><text:span text:style-name="T17">order: </text:span></text:p>
            <text:p text:style-name="P2"><text:span text:style-name="T18">Push( “Goa” ), </text:span><text:span text:style-name="T18">Push( “Kerala” ), </text:span><text:span text:style-name="T18">Push( “Punjab” ), </text:span><text:span text:style-name="T18">Push( “Telangana” )</text:span><text:span text:style-name="T18">.</text:span></text:p>
            <text:p text:style-name="P2"><text:span text:style-name="T18"/></text:p>
            <text:p text:style-name="P2"><text:span text:style-name="T18">Top() returns </text:span><text:span text:style-name="T18">“Telangana”.</text:span></text:p>
            <text:p text:style-name="P2"><text:span text:style-name="T18"/></text:p>
            <text:p text:style-name="P2"><text:span text:style-name="T18">Pop() removes </text:span><text:span text:style-name="T18">“Telangana”. Now </text:span><text:span text:style-name="T18">the Top() is </text:span><text:span text:style-name="T18">“Punjab”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20</text:page-count></text:span><text:span text:style-name="T9">)</text:span></text:p>
          </draw:text-box>
        </draw:frame>
        <draw:rect draw:style-name="gr12" draw:text-style-name="P22" draw:layer="layout" svg:width="19.895cm" svg:height="4.82cm" svg:x="0.929cm" svg:y="10.072cm">
          <text:p text:style-name="P7"><text:span text:style-name="T19">Stack</text:span></text:p>
        </draw:rect>
        <draw:rect draw:style-name="gr13" draw:text-style-name="P23" draw:layer="layout" svg:width="2.789cm" svg:height="3.364cm" svg:x="1.626cm" svg:y="10.687cm">
          <text:p text:style-name="P7">0</text:p>
          <text:p text:style-name="P7"/>
          <text:p text:style-name="P7"><text:span text:style-name="T19">“</text:span><text:span text:style-name="T19">Goa”</text:span></text:p>
        </draw:rect>
        <draw:rect draw:style-name="gr13" draw:text-style-name="P23" draw:layer="layout" svg:width="2.789cm" svg:height="3.364cm" svg:x="5.627cm" svg:y="10.687cm">
          <text:p text:style-name="P7">1</text:p>
          <text:p text:style-name="P7"/>
          <text:p text:style-name="P7"><text:span text:style-name="T19">“</text:span><text:span text:style-name="T19">Kerala”</text:span></text:p>
        </draw:rect>
        <draw:rect draw:style-name="gr13" draw:text-style-name="P23" draw:layer="layout" svg:width="2.789cm" svg:height="3.364cm" svg:x="9.628cm" svg:y="10.687cm">
          <text:p text:style-name="P7">2</text:p>
          <text:p text:style-name="P7"/>
          <text:p text:style-name="P7"><text:span text:style-name="T19">“</text:span><text:span text:style-name="T19">Punjab”</text:span></text:p>
        </draw:rect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Bubbles" presentation:presentation-page-layout-name="AL1T0">
        <office:forms form:automatic-focus="false" form:apply-design-mode="false"/>
        <draw:frame presentation:style-name="pr4" draw:text-style-name="P13" draw:layer="layout" svg:width="26.335cm" svg:height="2.16cm" svg:x="0.289cm" svg:y="0.142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22" draw:text-style-name="P6" draw:layer="layout" svg:width="25.557cm" svg:height="11.657cm" svg:x="1.263cm" svg:y="3.087cm">
          <draw:text-box>
            <text:p text:style-name="P5"><text:span text:style-name="T3">St</text:span><text:span text:style-name="T3">ac</text:span><text:span text:style-name="T3">ks </text:span><text:span text:style-name="T3">a</text:span><text:span text:style-name="T3">n</text:span><text:span text:style-name="T3">d </text:span><text:span text:style-name="T3">Q</text:span><text:span text:style-name="T3">u</text:span><text:span text:style-name="T3">e</text:span><text:span text:style-name="T3">u</text:span><text:span text:style-name="T3">es </text:span><text:span text:style-name="T3">ar</text:span><text:span text:style-name="T3">e </text:span><text:span text:style-name="T3">d</text:span><text:span text:style-name="T3">at</text:span><text:span text:style-name="T3">a </text:span><text:span text:style-name="T3">st</text:span><text:span text:style-name="T3">ru</text:span><text:span text:style-name="T3">ct</text:span><text:span text:style-name="T3">ur</text:span><text:span text:style-name="T3">es </text:span><text:span text:style-name="T3">th</text:span><text:span text:style-name="T3">at </text:span><text:span text:style-name="T3">ar</text:span><text:span text:style-name="T3">e </text:span><text:span text:style-name="T3">pr</text:span><text:span text:style-name="T3">et</text:span><text:span text:style-name="T3">ty </text:span><text:span text:style-name="T3">si</text:span><text:span text:style-name="T3">m</text:span><text:span text:style-name="T3">pl</text:span><text:span text:style-name="T3">e </text:span><text:span text:style-name="T3">in </text:span><text:span text:style-name="T3">co</text:span><text:span text:style-name="T3">n</text:span><text:span text:style-name="T3">ce</text:span><text:span text:style-name="T3">pt</text:span><text:span text:style-name="T3">, </text:span><text:span text:style-name="T3">b</text:span><text:span text:style-name="T3">ut </text:span><text:span text:style-name="T3">h</text:span><text:span text:style-name="T3">av</text:span><text:span text:style-name="T3">e </text:span><text:span text:style-name="T3">a </text:span><text:span text:style-name="T3">lo</text:span><text:span text:style-name="T3">t </text:span><text:span text:style-name="T3">of </text:span><text:span text:style-name="T3">us</text:span><text:span text:style-name="T3">es </text:span><text:span text:style-name="T3">in </text:span><text:span text:style-name="T3">co</text:span><text:span text:style-name="T3">m</text:span><text:span text:style-name="T3">p</text:span><text:span text:style-name="T3">ut</text:span><text:span text:style-name="T3">er </text:span><text:span text:style-name="T3">sc</text:span><text:span text:style-name="T3">ie</text:span><text:span text:style-name="T3">n</text:span><text:span text:style-name="T3">ce</text:span><text:span text:style-name="T3">. </text:span></text:p>
            <text:p text:style-name="P5"><text:span text:style-name="T3"/></text:p>
            <text:p text:style-name="P5"><text:span text:style-name="T3">T</text:span><text:span text:style-name="T3">h</text:span><text:span text:style-name="T3">e</text:span><text:span text:style-name="T3">y </text:span><text:span text:style-name="T3">ca</text:span><text:span text:style-name="T3">n </text:span><text:span text:style-name="T3">b</text:span><text:span text:style-name="T3">e </text:span><text:span text:style-name="T3">i</text:span><text:span text:style-name="T3">m</text:span><text:span text:style-name="T3">pl</text:span><text:span text:style-name="T3">e</text:span><text:span text:style-name="T3">m</text:span><text:span text:style-name="T3">e</text:span><text:span text:style-name="T3">nt</text:span><text:span text:style-name="T3">e</text:span><text:span text:style-name="T3">d </text:span><text:span text:style-name="T3">wi</text:span><text:span text:style-name="T3">th </text:span><text:span text:style-name="T3">ar</text:span><text:span text:style-name="T3">ra</text:span><text:span text:style-name="T3">ys </text:span><text:span text:style-name="T3">or </text:span><text:span text:style-name="T3">wi</text:span><text:span text:style-name="T3">th </text:span><text:span text:style-name="T3">li</text:span><text:span text:style-name="T3">n</text:span><text:span text:style-name="T3">k</text:span><text:span text:style-name="T3">e</text:span><text:span text:style-name="T3">d </text:span><text:span text:style-name="T3">lis</text:span><text:span text:style-name="T3">ts</text:span><text:span text:style-name="T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10-09T01:03:52.067478351</dc:date>
    <meta:editing-duration>P1DT7H45M41S</meta:editing-duration>
    <meta:editing-cycles>1133</meta:editing-cycles>
    <meta:generator>LibreOffice/5.1.4.2$Linux_X86_64 LibreOffice_project/10m0$Build-2</meta:generator>
    <meta:document-statistic meta:object-count="154"/>
  </office:meta>
</office:document-meta>
</file>